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28pt" fo:font-weight="bold" officeooo:rsid="000471fa" officeooo:paragraph-rsid="000471f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4pt" fo:font-weight="bold" officeooo:rsid="000471fa" officeooo:paragraph-rsid="000471f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Georgia" fo:font-size="14pt" fo:font-weight="bold" officeooo:rsid="00083e8b" officeooo:paragraph-rsid="00083e8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4pt" officeooo:rsid="000471fa" officeooo:paragraph-rsid="000471fa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Georgia" fo:font-size="14pt" officeooo:rsid="00073e08" officeooo:paragraph-rsid="00073e08" style:font-size-asian="12.25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Georgia" fo:font-size="14pt" officeooo:rsid="00083e8b" officeooo:paragraph-rsid="00083e8b" style:font-size-asian="12.25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fo:font-size="14pt" officeooo:rsid="00083e8b" officeooo:paragraph-rsid="0009c413" style:font-size-asian="12.25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Georgia" fo:font-size="14pt" officeooo:rsid="00083e8b" officeooo:paragraph-rsid="000d799f" style:font-size-asian="12.25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fo:font-size="14pt" officeooo:rsid="000f7147" officeooo:paragraph-rsid="000f7147" style:font-size-asian="12.25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Georgia" fo:font-size="14pt" officeooo:rsid="000f9da7" officeooo:paragraph-rsid="000f9da7" style:font-size-asian="12.25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Georgia" fo:font-size="14pt" officeooo:rsid="0014ab2b" officeooo:paragraph-rsid="0014ab2b" style:font-size-asian="12.25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Georgia" fo:font-size="14pt" officeooo:rsid="00191d8f" officeooo:paragraph-rsid="00191d8f" style:font-size-asian="12.25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Georgia" fo:font-size="14pt" officeooo:rsid="001ad6bd" officeooo:paragraph-rsid="001ad6bd" style:font-size-asian="12.25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Georgia" fo:font-size="14pt" officeooo:rsid="00211a7a" officeooo:paragraph-rsid="00211a7a" style:font-size-asian="12.25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Georgia" fo:font-size="14pt" officeooo:rsid="002283f3" officeooo:paragraph-rsid="002283f3" style:font-size-asian="12.25pt" style:font-size-complex="14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Georgia" fo:font-size="14pt" officeooo:rsid="0014c43a" officeooo:paragraph-rsid="0014c43a" style:font-size-asian="12.25pt" style:font-size-complex="14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Georgia" fo:font-size="14pt" officeooo:rsid="002df6f3" officeooo:paragraph-rsid="002df6f3" style:font-size-asian="12.25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Georgia" fo:font-size="14pt" officeooo:rsid="002fc9b3" officeooo:paragraph-rsid="002fc9b3" style:font-size-asian="12.25pt" style:font-size-complex="14pt"/>
    </style:style>
    <style:style style:name="P19" style:family="paragraph" style:parent-style-name="Standard">
      <style:paragraph-properties fo:margin-left="0in" fo:margin-right="0in" fo:margin-top="0in" fo:margin-bottom="0.1in" style:contextual-spacing="false" fo:text-align="justify" style:justify-single-word="false" fo:text-indent="0.3902in" style:auto-text-indent="false"/>
      <style:text-properties style:font-name="Georgia" fo:font-size="14pt" officeooo:rsid="00073e08" officeooo:paragraph-rsid="00073e08" style:font-size-asian="12.25pt" style:font-size-complex="14pt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align="justify" style:justify-single-word="false" fo:text-indent="0.3902in" style:auto-text-indent="false"/>
      <style:text-properties style:font-name="Georgia" fo:font-size="14pt" officeooo:rsid="002ed76e" officeooo:paragraph-rsid="003a1e72" style:font-size-asian="12.25pt" style:font-size-complex="14pt"/>
    </style:style>
    <style:style style:name="P21" style:family="paragraph" style:parent-style-name="Standard">
      <style:paragraph-properties fo:margin-left="0in" fo:margin-right="0in" fo:margin-top="0in" fo:margin-bottom="0.1in" style:contextual-spacing="false" fo:text-align="justify" style:justify-single-word="false" fo:text-indent="0.3902in" style:auto-text-indent="false"/>
      <style:text-properties style:font-name="Georgia" fo:font-size="14pt" officeooo:rsid="003a1e72" officeooo:paragraph-rsid="003a1e72" style:font-size-asian="12.25pt" style:font-size-complex="14pt"/>
    </style:style>
    <style:style style:name="P22" style:family="paragraph" style:parent-style-name="Standard">
      <style:paragraph-properties fo:margin-left="0in" fo:margin-right="0in" fo:margin-top="0in" fo:margin-bottom="0.1in" style:contextual-spacing="false" fo:text-align="justify" style:justify-single-word="false" fo:text-indent="0in" style:auto-text-indent="false"/>
      <style:text-properties style:font-name="Georgia" fo:font-size="14pt" fo:font-weight="bold" officeooo:rsid="003dfaa3" officeooo:paragraph-rsid="003dfaa3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margin-top="0in" fo:margin-bottom="0.1in" style:contextual-spacing="false" fo:text-align="justify" style:justify-single-word="false" fo:text-indent="0in" style:auto-text-indent="false" fo:break-before="page"/>
      <style:text-properties style:font-name="Georgia" fo:font-size="14pt" fo:font-weight="bold" officeooo:rsid="002ed76e" officeooo:paragraph-rsid="002ed76e" style:font-size-asian="12.25pt" style:font-weight-asian="bold" style:font-size-complex="14pt" style:font-weight-complex="bold"/>
    </style:style>
    <style:style style:name="P24" style:family="paragraph" style:parent-style-name="Standard" style:list-style-name="L2">
      <style:paragraph-properties fo:margin-top="0in" fo:margin-bottom="0.1in" style:contextual-spacing="false" fo:text-align="justify" style:justify-single-word="false"/>
      <style:text-properties officeooo:paragraph-rsid="0040770a"/>
    </style:style>
    <style:style style:name="P25" style:family="paragraph" style:parent-style-name="Standard" style:list-style-name="L2">
      <style:paragraph-properties fo:margin-top="0in" fo:margin-bottom="0.1in" style:contextual-spacing="false" fo:text-align="justify" style:justify-single-word="false"/>
      <style:text-properties officeooo:rsid="004216e1" officeooo:paragraph-rsid="004216e1"/>
    </style:style>
    <style:style style:name="P26" style:family="paragraph" style:parent-style-name="Standard" style:list-style-name="L2">
      <style:paragraph-properties fo:margin-top="0in" fo:margin-bottom="0.1in" style:contextual-spacing="false" fo:text-align="justify" style:justify-single-word="false"/>
      <style:text-properties officeooo:rsid="0043c30e" officeooo:paragraph-rsid="0043c30e"/>
    </style:style>
    <style:style style:name="P27" style:family="paragraph" style:parent-style-name="Footer">
      <style:paragraph-properties fo:text-align="end" style:justify-single-word="false"/>
      <style:text-properties officeooo:paragraph-rsid="000fcf3b"/>
    </style:style>
    <style:style style:name="T1" style:family="text">
      <style:text-properties officeooo:rsid="00083e8b"/>
    </style:style>
    <style:style style:name="T2" style:family="text">
      <style:text-properties officeooo:rsid="000af7a5"/>
    </style:style>
    <style:style style:name="T3" style:family="text">
      <style:text-properties officeooo:rsid="000fcf3b"/>
    </style:style>
    <style:style style:name="T4" style:family="text">
      <style:text-properties officeooo:rsid="00160223"/>
    </style:style>
    <style:style style:name="T5" style:family="text">
      <style:text-properties officeooo:rsid="001882b6"/>
    </style:style>
    <style:style style:name="T6" style:family="text">
      <style:text-properties officeooo:rsid="001bb659"/>
    </style:style>
    <style:style style:name="T7" style:family="text">
      <style:text-properties officeooo:rsid="001d67e9"/>
    </style:style>
    <style:style style:name="T8" style:family="text">
      <style:text-properties officeooo:rsid="0022d9c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fc9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c9b3" style:font-weight-asian="normal" style:font-weight-complex="normal"/>
    </style:style>
    <style:style style:name="T13" style:family="text">
      <style:text-properties fo:font-weight="normal" officeooo:rsid="00353d91" style:font-weight-asian="normal" style:font-weight-complex="normal"/>
    </style:style>
    <style:style style:name="T14" style:family="text">
      <style:text-properties fo:font-weight="normal" officeooo:rsid="0036b51e" style:font-weight-asian="normal" style:font-weight-complex="normal"/>
    </style:style>
    <style:style style:name="T15" style:family="text">
      <style:text-properties fo:font-weight="normal" officeooo:rsid="00386d3f" style:font-weight-asian="normal" style:font-weight-complex="normal"/>
    </style:style>
    <style:style style:name="T16" style:family="text">
      <style:text-properties fo:font-weight="normal" officeooo:rsid="003bd126" style:font-weight-asian="normal" style:font-weight-complex="normal"/>
    </style:style>
    <style:style style:name="T17" style:family="text">
      <style:text-properties style:font-name="Georgia" fo:font-size="14pt" fo:font-weight="normal" style:font-size-asian="12.25pt" style:font-weight-asian="normal" style:font-size-complex="14pt" style:font-weight-complex="normal"/>
    </style:style>
    <style:style style:name="T18" style:family="text">
      <style:text-properties style:font-name="Georgia" fo:font-size="14pt" fo:font-weight="normal" officeooo:rsid="0040770a" style:font-size-asian="12.25pt" style:font-weight-asian="normal" style:font-size-complex="14pt" style:font-weight-complex="normal"/>
    </style:style>
    <style:style style:name="T19" style:family="text">
      <style:text-properties style:font-name="Georgia" fo:font-size="14pt" fo:font-weight="normal" officeooo:rsid="004216e1" style:font-size-asian="12.25pt" style:font-weight-asian="normal" style:font-size-complex="14pt" style:font-weight-complex="normal"/>
    </style:style>
    <style:style style:name="T20" style:family="text">
      <style:text-properties style:font-name="Georgia" fo:font-size="14pt" fo:font-weight="normal" officeooo:rsid="004969ac" style:font-size-asian="12.25pt" style:font-weight-asian="normal" style:font-size-complex="14pt" style:font-weight-complex="normal"/>
    </style:style>
    <style:style style:name="T21" style:family="text">
      <style:text-properties officeooo:rsid="003344fd"/>
    </style:style>
    <style:style style:name="T22" style:family="text">
      <style:text-properties officeooo:rsid="003dfaa3"/>
    </style:style>
    <style:style style:name="T23" style:family="text">
      <style:text-properties officeooo:rsid="0047a7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para sistema de vendas</text:p>
      <text:p text:style-name="P2">Cliente: Renato Caminha Juaçaba Filho</text:p>
      <text:p text:style-name="P4"/>
      <text:p text:style-name="P19">Objetivo: O sistema é desejado para que o cliente possa gerenciar <text:span text:style-name="T1">as o negócio de venda de lentes e armações em sua empresa.</text:span></text:p>
      <text:p text:style-name="P5"/>
      <text:p text:style-name="P3"><text:span text:style-name="T21">Resumo das i</text:span>nformações os quais o sistema deve gerenciar:</text:p>
      <text:list xml:id="list9038698676339054257" text:style-name="L1">
        <text:list-item>
          <text:p text:style-name="P6">Dados de clientes</text:p>
          <text:list>
            <text:list-item>
              <text:p text:style-name="P9">Nome fantasia, razão social, endereço, email, telefones, cidade, estado, CNPJ, CGF, observações.</text:p>
            </text:list-item>
          </text:list>
        </text:list-item>
        <text:list-item>
          <text:p text:style-name="P7">Dados de usuários do sistema</text:p>
          <text:list>
            <text:list-item>
              <text:p text:style-name="P9">login e senha, usuários devem ser autenticados ao entrar no sistema</text:p>
            </text:list-item>
            <text:list-item>
              <text:p text:style-name="P10">sistema deve registrar <text:span text:style-name="T7">simples das </text:span>ações dos usuários <text:span text:style-name="T7">(vendas registradas, etc...)</text:span></text:p>
            </text:list-item>
          </text:list>
        </text:list-item>
        <text:list-item>
          <text:p text:style-name="P8">Dados dos produtos <text:span text:style-name="T2">que a empresa vende</text:span></text:p>
          <text:list>
            <text:list-item>
              <text:p text:style-name="P11">Descrição <text:span text:style-name="T5">simples do produto</text:span></text:p>
            </text:list-item>
          </text:list>
        </text:list-item>
        <text:list-item>
          <text:p text:style-name="P6">Dados de representantes de vendas</text:p>
          <text:list>
            <text:list-item>
              <text:p text:style-name="P12">A empresa pode empregar representantes para verder seus produtos</text:p>
            </text:list-item>
            <text:list-item>
              <text:p text:style-name="P12">CPF, identidade, nome, <text:span text:style-name="T7">endereco, email, telefone, </text:span>observacoes.</text:p>
            </text:list-item>
            <text:list-item>
              <text:p text:style-name="P12">O representante pode "pegar emprestado" produtos do estoque para vende-los em uma viagem ou coisa parecida. <text:span text:style-name="T23">O sistema deve manter registro disso.</text:span></text:p>
            </text:list-item>
          </text:list>
        </text:list-item>
        <text:list-item>
          <text:p text:style-name="P6">Dados das vendas</text:p>
          <text:list>
            <text:list-item>
              <text:p text:style-name="P13">itens da venda, valor total, data, respons<text:span text:style-name="T6">á</text:span>vel(representante ou não)</text:p>
            </text:list-item>
          </text:list>
        </text:list-item>
        <text:list-item>
          <text:p text:style-name="P6">Dados dos pagamentos das vendas</text:p>
          <text:list>
            <text:list-item>
              <text:p text:style-name="P14">Vendas podem ser pagas em vários pagamentos diferentes.</text:p>
            </text:list-item>
            <text:list-item>
              <text:p text:style-name="P14">Cheque (futuros ou não) ou dinheiro</text:p>
            </text:list-item>
          </text:list>
        </text:list-item>
        <text:list-item>
          <text:p text:style-name="P6">Dados de todas as despesas geradas</text:p>
          <text:list>
            <text:list-item>
              <text:p text:style-name="P15">Despesas da empresa devem ser cadastradas no sistema</text:p>
            </text:list-item>
            <text:list-item>
              <text:p text:style-name="P18">Despesas com produtos devem ser cadastradas no estoque</text:p>
            </text:list-item>
            <text:list-item>
              <text:p text:style-name="P15"><text:span text:style-name="T10">Registro básico: </text:span>descrição, valor, <text:span text:style-name="T8">data</text:span></text:p>
            </text:list-item>
            <text:list-item>
              <text:p text:style-name="P15"><text:span text:style-name="T10">A</text:span>grupamentos são bem vindos <text:span text:style-name="T8">(viagens, etc)</text:span></text:p>
            </text:list-item>
          </text:list>
        </text:list-item>
        <text:list-item>
          <text:p text:style-name="P6">Movimentações de estoque</text:p>
          <text:list>
            <text:list-item>
              <text:p text:style-name="P16">quantidade de cada produto no estoque</text:p>
            </text:list-item>
            <text:list-item>
              <text:p text:style-name="P17">Registros de cada movimentação de estoque, com tipo, quantidade e responsavel</text:p>
            </text:list-item>
            <text:list-item>
              <text:p text:style-name="P16">quebras de produtos, emprestimos de representante, devolução de representante, <text:span text:style-name="T4">vendas, troca simples, troca garantia</text:span></text:p>
            </text:list-item>
          </text:list>
        </text:list-item>
      </text:list>
      <text:p text:style-name="P23"><text:span text:style-name="T22">Sobre as </text:span>Despesas</text:p>
      <text:p text:style-name="P20"><text:span text:style-name="T9"><text:tab/></text:span><text:span text:style-name="T12">As despesas devem ser cadastradas no sistema, um agrupamento de despesas é interessante para organizar melhor, um exemplo de agrupamento seria </text:span><text:span text:style-name="T13">uma viagem feita por um representante onde ele gastou com hospedagem e gasolina. </text:span></text:p>
      <text:p text:style-name="P20"><text:span text:style-name="T14">As despesas são utilizadas pelo sistema para determinar os preços minimos de venda dos produtos, </text:span><text:span text:style-name="T15">uma média simples deve ser utilizada para que os revendedores possam saber o quando cada produto deve ser vendido no minimo para que não haja prejuizo.</text:span></text:p>
      <text:p text:style-name="P21"><text:span text:style-name="T15">D</text:span><text:span text:style-name="T11">espesas com produtos </text:span><text:span text:style-name="T16">devem ser registradas no estoque</text:span><text:span text:style-name="T11">.</text:span></text:p>
      <text:p text:style-name="P22">Relatórios</text:p>
      <text:list xml:id="list2501446334431928374" text:style-name="L2">
        <text:list-item>
          <text:p text:style-name="P24"><text:span text:style-name="T18">Vendas de clientes entre period</text:span><text:span text:style-name="T19">o</text:span></text:p>
        </text:list-item>
        <text:list-item>
          <text:p text:style-name="P25"><text:span text:style-name="T17">Custo médio pago por cliente </text:span><text:span text:style-name="T20">para cada produto</text:span><text:span text:style-name="T17"> produto</text:span></text:p>
        </text:list-item>
        <text:list-item>
          <text:p text:style-name="P25"><text:span text:style-name="T17">Média de despesas com cada produto</text:span></text:p>
        </text:list-item>
        <text:list-item>
          <text:p text:style-name="P25"><text:span text:style-name="T17">Produtos em estoque</text:span></text:p>
        </text:list-item>
        <text:list-item>
          <text:p text:style-name="P25"><text:span text:style-name="T17">Pagamentos futuros</text:span></text:p>
        </text:list-item>
        <text:list-item>
          <text:p text:style-name="P25"><text:span text:style-name="T17">Pagamentos entre periodo</text:span></text:p>
        </text:list-item>
        <text:list-item>
          <text:p text:style-name="P26"><text:span text:style-name="T17">Vendas por produto entre periodo</text:span></text:p>
        </text:list-item>
        <text:list-item>
          <text:p text:style-name="P26"><text:span text:style-name="T17">Comissão por representa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fcf3b"/>
    </style:style>
    <style:style style:name="MT1" style:family="text">
      <style:text-properties officeooo:rsid="000fcf3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Responsavel: Renato Caminha Juaçaba Neto, versão 1.0. </text:span><text:span text:style-name="MT1"><text:date style:data-style-name="N30" text:date-value="2014-05-13T10:35:32.828242122" text:fixed="true">13/05/14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30S</meta:editing-duration>
    <meta:editing-cycles>64</meta:editing-cycles>
    <meta:generator>LibreOffice/4.2.3.3$Linux_X86_64 LibreOffice_project/420m0$Build-3</meta:generator>
    <dc:date>2014-05-13T13:24:29.751892961</dc:date>
    <meta:document-statistic meta:table-count="0" meta:image-count="0" meta:object-count="0" meta:page-count="2" meta:paragraph-count="43" meta:word-count="400" meta:character-count="2479" meta:non-whitespace-character-count="2153"/>
    <meta:user-defined meta:name="Info 1"/>
    <meta:user-defined meta:name="Info 2"/>
    <meta:user-defined meta:name="Info 3"/>
    <meta:user-defined meta:name="Info 4"/>
  </office:meta>
</office:document-meta>
</file>